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369" officeooo:paragraph-rsid="000c4369"/>
    </style:style>
    <style:style style:name="P2" style:family="paragraph" style:parent-style-name="Standard">
      <style:text-properties officeooo:rsid="000c4369" officeooo:paragraph-rsid="000c4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07:38.681000000</meta:creation-date>
    <meta:generator>LibreOffice/4.2.5.2$Windows_x86 LibreOffice_project/6ff819b65674ae6c83f3cbab9e4a4c2b292a7a94</meta:generator>
    <dc:date>2016-11-14T09:47:18.964000000</dc:date>
    <meta:editing-duration>P0D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